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Quercus phellos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.0134161659608" calcext:value-type="percentage">
            <text:p>1.3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10947181286" calcext:value-type="percentage">
            <text:p>21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64896096947" calcext:value-type="percentage">
            <text:p>0.65%</text:p>
          </table:table-cell>
          <table:table-cell office:value-type="percentage" office:value="0.321773756665" calcext:value-type="percentage">
            <text:p>32.18%</text:p>
          </table:table-cell>
          <table:table-cell office:value-type="percentage" office:value="0.183002021242" calcext:value-type="percentage">
            <text:p>18.30%</text:p>
          </table:table-cell>
          <table:table-cell office:value-type="percentage" office:value="0.819268989327" calcext:value-type="percentage">
            <text:p>81.9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5004058404" calcext:value-type="percentage">
            <text:p>72.50%</text:p>
          </table:table-cell>
          <table:table-cell office:value-type="percentage" office:value="0.0256069036026" calcext:value-type="percentage">
            <text:p>2.56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formula="of:=AVERAGE([.B1:.T1])" office:value-type="percentage" office:value="0.294750482565672" calcext:value-type="percentage">
            <text:p>29.48%</text:p>
          </table:table-cell>
        </table:table-row>
        <table:table-row table:style-name="ro1">
          <table:table-cell office:value-type="string" calcext:value-type="string">
            <text:p>Quercus lyrata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8" office:value-type="percentage" office:value="0" calcext:value-type="percentage">
            <text:p>0.00%</text:p>
          </table:table-cell>
          <table:table-cell table:number-columns-repeated="7"/>
          <table:table-cell table:formula="of:=AVERAGE([.B2:.T2])"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percentage" office:value="0.689599087572" calcext:value-type="percentage">
            <text:p>68.96%</text:p>
          </table:table-cell>
          <table:table-cell office:value-type="percentage" office:value="0.5324223736" calcext:value-type="percentage">
            <text:p>53.24%</text:p>
          </table:table-cell>
          <table:table-cell office:value-type="percentage" office:value="0.976610469528" calcext:value-type="percentage">
            <text:p>97.66%</text:p>
          </table:table-cell>
          <table:table-cell office:value-type="percentage" office:value="0.986818859184" calcext:value-type="percentage">
            <text:p>98.68%</text:p>
          </table:table-cell>
          <table:table-cell office:value-type="percentage" office:value="0.974845502849" calcext:value-type="percentage">
            <text:p>97.48%</text:p>
          </table:table-cell>
          <table:table-cell office:value-type="percentage" office:value="0.498038237324" calcext:value-type="percentage">
            <text:p>49.8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858792328368" calcext:value-type="percentage">
            <text:p>85.88%</text:p>
          </table:table-cell>
          <table:table-cell office:value-type="percentage" office:value="0.981919294723" calcext:value-type="percentage">
            <text:p>98.19%</text:p>
          </table:table-cell>
          <table:table-cell office:value-type="percentage" office:value="0.898644215069" calcext:value-type="percentage">
            <text:p>89.86%</text:p>
          </table:table-cell>
          <table:table-cell office:value-type="percentage" office:value="0.883693367363" calcext:value-type="percentage">
            <text:p>88.37%</text:p>
          </table:table-cell>
          <table:table-cell office:value-type="percentage" office:value="0.41393739118" calcext:value-type="percentage">
            <text:p>41.39%</text:p>
          </table:table-cell>
          <table:table-cell office:value-type="percentage" office:value="0.759812115713" calcext:value-type="percentage">
            <text:p>75.98%</text:p>
          </table:table-cell>
          <table:table-cell office:value-type="percentage" office:value="0.985739538567" calcext:value-type="percentage">
            <text:p>98.57%</text:p>
          </table:table-cell>
          <table:table-cell office:value-type="percentage" office:value="0.896462137893" calcext:value-type="percentage">
            <text:p>89.65%</text:p>
          </table:table-cell>
          <table:table-cell office:value-type="percentage" office:value="0.866433959509" calcext:value-type="percentage">
            <text:p>86.64%</text:p>
          </table:table-cell>
          <table:table-cell office:value-type="percentage" office:value="0.983479078209" calcext:value-type="percentage">
            <text:p>98.35%</text:p>
          </table:table-cell>
          <table:table-cell office:value-type="percentage" office:value="0.893470282889" calcext:value-type="percentage">
            <text:p>89.35%</text:p>
          </table:table-cell>
          <table:table-cell office:value-type="percentage" office:value="0.756679146632" calcext:value-type="percentage">
            <text:p>75.67%</text:p>
          </table:table-cell>
          <table:table-cell table:formula="of:=AVERAGE([.B3:.T3])" office:value-type="percentage" office:value="0.833547230851158" calcext:value-type="percentage">
            <text:p>83.35%</text:p>
          </table:table-cell>
        </table:table-row>
        <table:table-row table:style-name="ro1">
          <table:table-cell office:value-type="string" calcext:value-type="string">
            <text:p>Quercus stellata</text:p>
          </table:table-cell>
          <table:table-cell table:number-columns-repeated="12" office:value-type="percentage" office:value="0" calcext:value-type="percentage">
            <text:p>0.00%</text:p>
          </table:table-cell>
          <table:table-cell office:value-type="percentage" office:value="0.0453665202763" calcext:value-type="percentage">
            <text:p>4.5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23986702571" calcext:value-type="percentage">
            <text:p>3.24%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table:formula="of:=AVERAGE([.B4:.T4])" office:value-type="percentage" office:value="0.00432028836296667" calcext:value-type="percentage">
            <text:p>0.43%</text:p>
          </table:table-cell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percentage" office:value="0.992292890234" calcext:value-type="percentage">
            <text:p>99.2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755856984608" calcext:value-type="percentage">
            <text:p>75.59%</text:p>
          </table:table-cell>
          <table:table-cell office:value-type="percentage" office:value="0.530069966049" calcext:value-type="percentage">
            <text:p>53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955548281748" calcext:value-type="percentage">
            <text:p>95.55%</text:p>
          </table:table-cell>
          <table:table-cell office:value-type="percentage" office:value="0" calcext:value-type="percentage">
            <text:p>0.00%</text:p>
          </table:table-cell>
          <table:table-cell table:formula="of:=AVERAGE([.B5:.T5])" office:value-type="percentage" office:value="0.380724638033632" calcext:value-type="percentage">
            <text:p>38.07%</text:p>
          </table:table-cell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office:value-type="percentage" office:value="0.151392913516" calcext:value-type="percentage">
            <text:p>15.14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519052515601" calcext:value-type="percentage">
            <text:p>5.19%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formula="of:=AVERAGE([.B6:.T6])" office:value-type="percentage" office:value="0.122405453615339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Quercus palustris</text:p>
          </table:table-cell>
          <table:table-cell table:number-columns-repeated="7"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6" office:value-type="percentage" office:value="0" calcext:value-type="percentage">
            <text:p>0.00%</text:p>
          </table:table-cell>
          <table:table-cell table:number-columns-repeated="5"/>
          <table:table-cell table:formula="of:=AVERAGE([.B7:.T7])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percentage" office:value="0.018170502796" calcext:value-type="percentage">
            <text:p>1.82%</text:p>
          </table:table-cell>
          <table:table-cell office:value-type="percentage" office:value="0.0452251841584" calcext:value-type="percentage">
            <text:p>4.52%</text:p>
          </table:table-cell>
          <table:table-cell office:value-type="percentage" office:value="0.65718211593" calcext:value-type="percentage">
            <text:p>65.7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14903015827" calcext:value-type="percentage">
            <text:p>91.49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833655478433" calcext:value-type="percentage">
            <text:p>0.83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836415250512" calcext:value-type="percentage">
            <text:p>83.6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92959558574" calcext:value-type="percentage">
            <text:p>99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/>
          <table:table-cell table:formula="of:=AVERAGE([.B8:.T8])" office:value-type="percentage" office:value="0.359621787921207" calcext:value-type="percentage">
            <text:p>35.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3T15:03:18.426122496</dc:date>
    <meta:editing-duration>PT3M24S</meta:editing-duration>
    <meta:editing-cycles>1</meta:editing-cycles>
    <meta:document-statistic meta:table-count="1" meta:cell-count="152" meta:object-count="0"/>
    <meta:generator>LibreOffice/5.0.2.2$Linux_X86_64 LibreOffice_project/00m0$Build-2</meta:generator>
  </office:meta>
</office:document-meta>
</file>